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0" style:list-style-name="LFO1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>
      <style:text-properties fo:language="en" fo:country="GB"/>
    </style:style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>
      <style:text-properties fo:language="en" fo:country="GB"/>
    </style:style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name="P22" style:parent-style-name="Listenabsatz" style:list-style-name="LFO1" style:family="paragraph"/>
    <style:style style:name="P23" style:parent-style-name="Listenabsatz" style:list-style-name="LFO1" style:family="paragraph"/>
    <style:style style:name="P24" style:parent-style-name="Listenabsatz" style:list-style-name="LFO1" style:family="paragraph"/>
    <style:style style:name="P25" style:parent-style-name="Listenabsatz" style:list-style-name="LFO1" style:family="paragraph"/>
    <style:style style:name="P26" style:parent-style-name="Listenabsatz" style:list-style-name="LFO1" style:family="paragraph"/>
    <style:style style:name="P27" style:parent-style-name="Listenabsatz" style:list-style-name="LFO1" style:family="paragraph"/>
    <style:style style:name="P28" style:parent-style-name="Listenabsatz" style:list-style-name="LFO1" style:family="paragraph"/>
    <style:style style:name="P29" style:parent-style-name="Listenabsatz" style:list-style-name="LFO1" style:family="paragraph">
      <style:text-properties fo:language="fr" fo:country="FR"/>
    </style:style>
    <style:style style:name="P30" style:parent-style-name="Listenabsatz" style:list-style-name="LFO1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Listenabsatz" style:list-style-name="LFO1" style:family="paragraph"/>
    <style:style style:name="T33" style:parent-style-name="Absatz-Standardschriftart" style:family="text">
      <style:text-properties fo:language="en" fo:country="GB"/>
    </style:style>
  </office:automatic-styles>
  <office:body>
    <office:text text:use-soft-page-breaks="true">
      <text:list text:style-name="LFO1" text:continue-numbering="true">
        <text:list-item>
          <text:p text:style-name="P1">Vorstellungsrunde (Seit Kindheit; Akademie; Lead-Dev)</text:p>
        </text:list-item>
        <text:list-item>
          <text:p text:style-name="P2">Ich möchte (Konzept; vorbereiten; Spaß)</text:p>
        </text:list-item>
      </text:list>
      <text:p text:style-name="Standard">Aktivieren</text:p>
      <text:list text:style-name="LFO1" text:continue-numbering="true">
        <text:list-item>
          <text:p text:style-name="P3">Sammelt Ihr?</text:p>
        </text:list-item>
      </text:list>
      <text:p text:style-name="Standard">Einstieg</text:p>
      <text:list text:style-name="LFO1" text:continue-numbering="true">
        <text:list-item>
          <text:p text:style-name="P4">Arrays limitiert</text:p>
        </text:list-item>
        <text:list-item>
          <text:p text:style-name="P5">Live-Lego und Livecoding-TDD-IntelliJ:</text:p>
          <text:list text:continue-numbering="true">
            <text:list-item>
              <text:p text:style-name="P6">Frage:<text:s/>Wie bauen?</text:p>
            </text:list-item>
            <text:list-item>
              <text:p text:style-name="P7">Gibt’s schon:<text:s/>new ArrayList()</text:p>
              <text:list text:continue-numbering="true">
                <text:list-item>
                  <text:p text:style-name="P8">aus java.util</text:p>
                </text:list-item>
              </text:list>
            </text:list-item>
            <text:list-item>
              <text:p text:style-name="P9">size()</text:p>
            </text:list-item>
            <text:list-item>
              <text:p text:style-name="P10">add()</text:p>
            </text:list-item>
            <text:list-item>
              <text:p text:style-name="P11">remove()</text:p>
            </text:list-item>
            <text:list-item>
              <text:p text:style-name="P12">Generics</text:p>
            </text:list-item>
          </text:list>
        </text:list-item>
      </text:list>
      <text:p text:style-name="Standard">Übung: Umbau der StudentDB auf ArrayList</text:p>
      <text:p text:style-name="Standard">Input: LinkedList und HashMap</text:p>
      <text:list text:style-name="LFO1" text:continue-numbering="true">
        <text:list-item>
          <text:p text:style-name="P13">Live-Lego und Live-Coding</text:p>
          <text:list text:continue-numbering="true">
            <text:list-item>
              <text:p text:style-name="P14">New LinkedList()</text:p>
            </text:list-item>
            <text:list-item>
              <text:p text:style-name="P15">Queue-Interface</text:p>
            </text:list-item>
            <text:list-item>
              <text:p text:style-name="P16">poll()</text:p>
            </text:list-item>
          </text:list>
        </text:list-item>
        <text:list-item>
          <text:p text:style-name="P17">Nur Live-Coding (kein Lego)</text:p>
          <text:list text:continue-numbering="true">
            <text:list-item>
              <text:p text:style-name="P18">Telefonbuch/Wörterbuch</text:p>
            </text:list-item>
            <text:list-item>
              <text:p text:style-name="P19">Schlüssel-Wert-Paare</text:p>
            </text:list-item>
            <text:list-item>
              <text:p text:style-name="P20">new HashMap()</text:p>
            </text:list-item>
            <text:list-item>
              <text:p text:style-name="P21">hashCode und equals</text:p>
            </text:list-item>
            <text:list-item>
              <text:p text:style-name="P22">(Map.of)</text:p>
            </text:list-item>
          </text:list>
        </text:list-item>
      </text:list>
      <text:p text:style-name="Standard">Übung: Umbau der StudentDB auf HashMap</text:p>
      <text:p text:style-name="Standard">Input: HashSet</text:p>
      <text:list text:style-name="LFO1" text:continue-numbering="true">
        <text:list-item>
          <text:p text:style-name="P23">Nur Live-Coding (kein Lego)</text:p>
          <text:list text:continue-numbering="true">
            <text:list-item>
              <text:p text:style-name="P24">Eindeutiges?</text:p>
            </text:list-item>
            <text:list-item>
              <text:p text:style-name="P25">new HashSet()</text:p>
            </text:list-item>
          </text:list>
        </text:list-item>
      </text:list>
      <text:p text:style-name="Standard">Übung: Gästeliste</text:p>
      <text:list text:style-name="LFO1" text:continue-numbering="true">
        <text:list-item>
          <text:p text:style-name="P26">Es gäbe noch so viele mehr</text:p>
          <text:list text:continue-numbering="true">
            <text:list-item>
              <text:p text:style-name="P27">IntelliJ-Typhierarchie (Treemap, SortedSet, …)</text:p>
            </text:list-item>
          </text:list>
        </text:list-item>
        <text:list-item>
          <text:p text:style-name="P28">Performance in der Regel nicht relevant</text:p>
        </text:list-item>
      </text:list>
      <text:p text:style-name="Standard">Falls<text:s/>noch<text:s/>Zeit ist</text:p>
      <text:list text:style-name="LFO1" text:continue-numbering="true">
        <text:list-item>
          <text:p text:style-name="P29">singletonList, emptyList, List.of</text:p>
        </text:list-item>
        <text:list-item>
          <text:p text:style-name="P30">Immutables ;<text:s/>Collections von Collections (Map&lt;List&lt;String&gt;&gt;) ;<text:s/>(List&lt;String&gt;<text:s/>!=<text:s/>List&lt;Object&gt;)</text:p>
        </text:list-item>
      </text:list>
      <text:p text:style-name="P31">Wrap-Up</text:p>
      <text:list text:style-name="LFO1" text:continue-numbering="true">
        <text:list-item>
          <text:p text:style-name="P32"><text:span text:style-name="T33">Kleingruppen mit Frage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958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41in"/>
      </style:header-style>
      <style:footer-style>
        <style:header-footer-properties style:dynamic-spacing="true" fo:min-height="-0.1958in"/>
      </style:footer-style>
    </style:page-layout>
  </office:automatic-styles>
  <office:master-styles>
    <style:master-page style:name="MP0" style:page-layout-name="PL0">
      <style:header>
        <text:p text:style-name="Standard">Java-Collections – 1-seitiges Cheet-Sheet für während der Präsentation<text:line-break/>Für Kurs am 30.3.202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Schwarz</meta:initial-creator>
    <dc:creator>Daniel Schwarz</dc:creator>
    <meta:creation-date>2022-03-29T17:51:00Z</meta:creation-date>
    <dc:date>2022-03-29T18:29:00Z</dc:date>
    <meta:print-date>2022-03-29T18:28:00Z</meta:print-date>
    <meta:template xlink:href="Normal.dotm" xlink:type="simple"/>
    <meta:editing-cycles>1</meta:editing-cycles>
    <meta:editing-duration>PT0S</meta:editing-duration>
    <meta:document-statistic meta:page-count="1" meta:paragraph-count="1" meta:word-count="130" meta:character-count="948" meta:row-count="6" meta:non-whitespace-character-count="819"/>
  </office:meta>
</office:document-meta>
</file>